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55000001A3BE931093.png" manifest:media-type="image/png"/>
  <manifest:file-entry manifest:full-path="Pictures/10000001000002920000021C61303242.png" manifest:media-type="image/png"/>
  <manifest:file-entry manifest:full-path="Pictures/1000000100000262000000D9AD130FFC.png" manifest:media-type="image/png"/>
  <manifest:file-entry manifest:full-path="Pictures/10000001000002580000009276D67AE9.png" manifest:media-type="image/png"/>
  <manifest:file-entry manifest:full-path="Pictures/100000010000025300000193536D70AA.png" manifest:media-type="image/png"/>
  <manifest:file-entry manifest:full-path="Pictures/100000010000028C000001EF7745FCA6.png" manifest:media-type="image/png"/>
  <manifest:file-entry manifest:full-path="Pictures/1000000100000265000001F25B5AF18C.png" manifest:media-type="image/png"/>
  <manifest:file-entry manifest:full-path="Pictures/10000001000002650000014A0741B577.png" manifest:media-type="image/png"/>
  <manifest:file-entry manifest:full-path="Pictures/100000010000025B000001B36C39EADC.png" manifest:media-type="image/png"/>
  <manifest:file-entry manifest:full-path="Pictures/1000000100000262000001B448025F30.png" manifest:media-type="image/png"/>
  <manifest:file-entry manifest:full-path="Pictures/1000000100000262000001611B0BF2AE.png" manifest:media-type="image/png"/>
  <manifest:file-entry manifest:full-path="Pictures/100000010000025A0000020E4148D45C.png" manifest:media-type="image/png"/>
  <manifest:file-entry manifest:full-path="Pictures/1000000100000257000001D5A8399A5E.png" manifest:media-type="image/png"/>
  <manifest:file-entry manifest:full-path="Pictures/100000010000026500000199201CB952.png" manifest:media-type="image/png"/>
  <manifest:file-entry manifest:full-path="Pictures/1000000100000274000001F96D127C7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247cm" svg:height="13.094cm" svg:x="5.425cm" svg:y="1.316cm">
          <draw:image xlink:href="Pictures/100000010000028C000001EF7745FC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draw:style-name="gr1" draw:text-style-name="P1" draw:layer="layout" svg:width="17.406cm" svg:height="14.284cm" svg:x="5.346cm" svg:y="0.721cm">
          <draw:image xlink:href="Pictures/10000001000002920000021C6130324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draw:style-name="gr1" draw:text-style-name="P1" draw:layer="layout" svg:width="15.924cm" svg:height="13.914cm" svg:x="6.087cm" svg:y="0.5cm">
          <draw:image xlink:href="Pictures/100000010000025A0000020E4148D45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draw:style-name="gr1" draw:text-style-name="P1" draw:layer="layout" svg:width="15.872cm" svg:height="3.861cm" svg:x="6.128cm" svg:y="5.139cm">
          <draw:image xlink:href="Pictures/10000001000002580000009276D67AE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draw:style-name="gr1" draw:text-style-name="P1" draw:layer="layout" svg:width="15.845cm" svg:height="12.406cm" svg:x="6.155cm" svg:y="2.094cm">
          <draw:image xlink:href="Pictures/1000000100000257000001D5A8399A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draw:style-name="gr1" draw:text-style-name="P1" draw:layer="layout" svg:width="15.951cm" svg:height="11.506cm" svg:x="6cm" svg:y="2cm">
          <draw:image xlink:href="Pictures/100000010000025B000001B36C39EAD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draw:style-name="gr1" draw:text-style-name="P1" draw:layer="layout" svg:width="16.136cm" svg:height="11.533cm" svg:x="5.864cm" svg:y="2cm">
          <draw:image xlink:href="Pictures/1000000100000262000001B448025F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draw:style-name="gr1" draw:text-style-name="P1" draw:layer="layout" svg:width="16.136cm" svg:height="9.337cm" svg:x="6cm" svg:y="3cm">
          <draw:image xlink:href="Pictures/1000000100000262000001611B0BF2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draw:style-name="gr1" draw:text-style-name="P1" draw:layer="layout" svg:width="16.136cm" svg:height="5.739cm" svg:x="6cm" svg:y="5.261cm">
          <draw:image xlink:href="Pictures/1000000100000262000000D9AD130FF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draw:style-name="gr1" draw:text-style-name="P1" draw:layer="layout" svg:width="16.215cm" svg:height="13.173cm" svg:x="5.941cm" svg:y="1cm">
          <draw:image xlink:href="Pictures/1000000100000265000001F25B5AF1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draw:frame draw:style-name="gr1" draw:text-style-name="P1" draw:layer="layout" svg:width="16.215cm" svg:height="10.819cm" svg:x="5.941cm" svg:y="1.521cm">
          <draw:image xlink:href="Pictures/100000010000026500000199201CB95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draw:style-name="gr1" draw:text-style-name="P1" draw:layer="layout" svg:width="16.215cm" svg:height="8.729cm" svg:x="5.941cm" svg:y="2.566cm">
          <draw:image xlink:href="Pictures/10000001000002650000014A0741B57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draw:style-name="gr1" draw:text-style-name="P1" draw:layer="layout" svg:width="16.612cm" svg:height="13.358cm" svg:x="5.743cm" svg:y="0.642cm">
          <draw:image xlink:href="Pictures/1000000100000274000001F96D127C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draw:style-name="gr1" draw:text-style-name="P1" draw:layer="layout" svg:width="15.739cm" svg:height="10.66cm" svg:x="6.179cm" svg:y="2.34cm">
          <draw:image xlink:href="Pictures/100000010000025300000193536D70A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draw:style-name="gr1" draw:text-style-name="P1" draw:layer="layout" svg:width="15.792cm" svg:height="11.083cm" svg:x="6.153cm" svg:y="2cm">
          <draw:image xlink:href="Pictures/1000000100000255000001A3BE93109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20:21:17.089194723</meta:creation-date>
    <dc:date>2024-02-22T20:43:30.710850911</dc:date>
    <meta:editing-duration>PT22M15S</meta:editing-duration>
    <meta:editing-cycles>1</meta:editing-cycles>
    <meta:document-statistic meta:object-count="66"/>
    <meta:generator>LibreOffice/7.6.4.1$Linux_X86_64 LibreOffice_project/60$Build-1</meta:generator>
  </office:meta>
</office:document-meta>
</file>